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2.539cm" style:use-optimal-column-width="false"/>
    </style:style>
    <style:style style:name="co2" style:family="table-column">
      <style:table-column-properties style:column-width="2.542cm" style:use-optimal-column-width="false"/>
    </style:style>
    <style:style style:name="ro1" style:family="table-row">
      <style:table-row-properties style:row-height="1.693cm"/>
    </style:style>
    <style:style style:name="ro2" style:family="table-row">
      <style:table-row-properties style:row-height="1.694cm"/>
    </style:style>
    <style:style style:name="ce1" style:family="table-cell">
      <loext:graphic-properties draw:textarea-vertical-align="middle"/>
      <style:text-properties style:font-name="Noto Kufi Arabic" fo:font-size="16pt" style:font-size-asian="16pt" style:font-name-complex="Noto Kufi Arabic" style:font-size-complex="16pt"/>
    </style:style>
    <style:style style:name="ce2" style:family="table-cell">
      <loext:graphic-properties draw:textarea-vertical-align="middle"/>
      <style:paragraph-properties fo:text-align="center"/>
      <style:text-properties style:font-name="Noto Kufi Arabic" fo:font-size="16pt" style:font-size-asian="16pt" style:font-name-complex="Noto Kufi Arabic" style:font-size-complex="16pt"/>
    </style:style>
    <style:style style:name="ce3" style:family="table-cell">
      <loext:graphic-properties draw:textarea-vertical-align="middle"/>
      <style:paragraph-properties fo:text-align="center"/>
      <style:text-properties style:font-name="Noto Kufi Arabic" fo:font-size="10pt" style:font-size-asian="10pt" style:font-name-complex="Noto Kufi Arabic" style:font-size-complex="10pt"/>
    </style:style>
    <style:style style:name="ce4" style:family="table-cell">
      <loext:graphic-properties draw:textarea-vertical-align="middle"/>
      <style:paragraph-properties fo:text-align="center"/>
      <style:text-properties style:font-name="Noto Kufi Arabic" fo:font-size="16pt" style:font-size-asian="16pt" style:font-size-complex="16pt"/>
    </style:style>
    <style:style style:name="ce5" style:family="table-cell">
      <loext:graphic-properties draw:textarea-vertical-align="middle"/>
      <style:text-properties style:font-name="Noto Kufi Arabic" fo:font-size="16pt" style:font-size-asian="16pt" style:font-size-complex="16pt"/>
    </style:style>
    <style:style style:name="ce6" style:family="table-cell">
      <loext:graphic-properties draw:textarea-vertical-align="middle"/>
      <style:text-properties style:font-name="Noto Kufi Arabic" fo:font-size="10pt" style:font-size-asian="10pt" style:font-name-complex="Noto Kufi Arabic" style:font-size-complex="10pt"/>
    </style:style>
    <style:style style:name="ce7" style:family="table-cell">
      <loext:graphic-properties draw:textarea-vertical-align="middle"/>
      <style:paragraph-properties fo:text-align="center"/>
      <style:text-properties style:font-name="Noto Kufi Arabic" fo:font-size="10pt" style:font-size-asian="10pt" style:font-size-complex="10pt"/>
    </style:style>
    <style:style style:name="P1" style:family="paragraph">
      <style:paragraph-properties fo:text-align="center"/>
      <style:text-properties style:font-name="Noto Kufi Arabic" fo:font-size="16pt" style:font-size-asian="16pt" style:font-name-complex="Noto Kufi Arabic" style:font-size-complex="16pt"/>
    </style:style>
    <style:style style:name="P2" style:family="paragraph">
      <style:paragraph-properties fo:text-align="center"/>
      <style:text-properties style:font-name="Noto Kufi Arabic" fo:font-size="10pt" style:font-size-asian="10pt" style:font-name-complex="Noto Kufi Arabic" style:font-size-complex="10pt"/>
    </style:style>
    <style:style style:name="P3" style:family="paragraph">
      <style:paragraph-properties fo:text-align="center"/>
      <style:text-properties style:font-name="Noto Kufi Arabic" fo:font-size="16pt" style:font-size-asian="16pt" style:font-size-complex="16pt"/>
    </style:style>
    <style:style style:name="P4" style:family="paragraph">
      <style:paragraph-properties fo:text-align="center"/>
      <style:text-properties style:font-name="Noto Kufi Arabic"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0.158cm" svg:height="13.679cm" svg:x="0cm" svg:y="0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عملگر</text:p>
              </table:table-cell>
              <table:table-cell>
                <text:p text:style-name="P1">نام</text:p>
              </table:table-cell>
              <table:table-cell>
                <text:p text:style-name="P1">تقدم</text:p>
              </table:table-cell>
              <table:table-cell table:style-name="ce2">
                <text:p text:style-name="P1">جهت</text:p>
              </table:table-cell>
            </table:table-row>
            <table:table-row table:style-name="ro1" table:default-cell-style-name="ce3">
              <table:table-cell table:style-name="gray1">
                <text:p>(tupe)</text:p>
              </table:table-cell>
              <table:table-cell>
                <text:p text:style-name="P2">تبدیل نوع</text:p>
              </table:table-cell>
              <table:table-cell table:style-name="ce4">
                <text:p text:style-name="P3"><text:span text:style-name="T1">14</text:span></text:p>
              </table:table-cell>
              <table:table-cell>
                <text:p text:style-name="P2">راست به چپ</text:p>
              </table:table-cell>
            </table:table-row>
            <table:table-row table:style-name="ro1" table:default-cell-style-name="ce3">
              <table:table-cell table:style-name="ce4">
                <text:p text:style-name="P3">* / %</text:p>
              </table:table-cell>
              <table:table-cell>
                <text:p text:style-name="P2">ضرب، تقسیم، باقی مانده تقسیم</text:p>
              </table:table-cell>
              <table:table-cell table:style-name="ce5">
                <text:p text:style-name="P3">13</text:p>
              </table:table-cell>
              <table:table-cell>
                <text:p text:style-name="P2"><text:span text:style-name="T2">چپ به راست</text:span></text:p>
              </table:table-cell>
            </table:table-row>
            <table:table-row table:style-name="ro1" table:default-cell-style-name="ce3">
              <table:table-cell table:style-name="ce4">
                <text:p text:style-name="P3">+ -</text:p>
              </table:table-cell>
              <table:table-cell>
                <text:p text:style-name="P2">جمع و تفریق دودویی</text:p>
              </table:table-cell>
              <table:table-cell table:style-name="ce4">
                <text:p text:style-name="P3">12</text:p>
              </table:table-cell>
              <table:table-cell>
                <text:p text:style-name="P2">چپ به راست</text:p>
              </table:table-cell>
            </table:table-row>
            <table:table-row table:style-name="ro1" table:default-cell-style-name="ce4">
              <table:table-cell>
                <text:p text:style-name="P3">&lt;&lt; &gt;&gt;</text:p>
              </table:table-cell>
              <table:table-cell table:style-name="ce6">
                <text:p text:style-name="P2">شیفت</text:p>
              </table:table-cell>
              <table:table-cell>
                <text:p text:style-name="P3">11</text:p>
              </table:table-cell>
              <table:table-cell table:style-name="ce3">
                <text:p text:style-name="P2">چپ به راست</text:p>
              </table:table-cell>
            </table:table-row>
            <table:table-row table:style-name="ro2" table:default-cell-style-name="ce7">
              <table:table-cell table:style-name="gray1">
                <text:p text:style-name="P4">.</text:p>
                <text:p text:style-name="P4">.</text:p>
                <text:p text:style-name="P4">.</text:p>
              </table:table-cell>
              <table:table-cell table:style-name="gray1">
                <text:p text:style-name="P4">.</text:p>
                <text:p text:style-name="P4">.</text:p>
                <text:p text:style-name="P4">.</text:p>
              </table:table-cell>
              <table:table-cell>
                <text:p text:style-name="P4">.</text:p>
                <text:p text:style-name="P4">.</text:p>
                <text:p text:style-name="P4">.</text:p>
              </table:table-cell>
              <table:table-cell>
                <text:p text:style-name="P4">.</text:p>
                <text:p text:style-name="P4">.</text:p>
                <text:p text:style-name="P4">.</text:p>
              </table:table-cell>
            </table:table-row>
            <table:table-row table:style-name="ro2" table:default-cell-style-name="ce3">
              <table:table-cell table:style-name="ce4">
                <text:p text:style-name="P3">,</text:p>
              </table:table-cell>
              <table:table-cell>
                <text:p text:style-name="P2">ویرگول</text:p>
              </table:table-cell>
              <table:table-cell table:style-name="ce4">
                <text:p text:style-name="P3">1</text:p>
              </table:table-cell>
              <table:table-cell>
                <text:p text:style-name="P2">چپ به راست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Kufi Arabic" svg:font-family="'Noto Kufi Arab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10.16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2T20:15:21.933887906</meta:creation-date>
    <dc:date>2020-07-12T20:29:40.509669309</dc:date>
    <meta:editing-duration>PT3M57S</meta:editing-duration>
    <meta:editing-cycles>2</meta:editing-cycles>
    <meta:generator>LibreOffice/5.1.6.2$Linux_X86_64 LibreOffice_project/10m0$Build-2</meta:generator>
    <meta:document-statistic meta:object-count="1"/>
  </office:meta>
</office:document-meta>
</file>